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, sans-serif"/>
    <style:font-face style:name="roboto1" svg:font-family="roboto"/>
    <style:font-face style:name="roboto slab" svg:font-family="'roboto slab'"/>
    <style:font-face style:name="roboto" svg:font-family="roboto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paragraph-rsid="002004b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rsid="00232964" officeooo:paragraph-rsid="00232964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232964"/>
    </style:style>
    <style:style style:name="P8" style:family="paragraph" style:parent-style-name="Standard">
      <style:paragraph-properties fo:text-align="justify" style:justify-single-word="false"/>
      <style:text-properties officeooo:paragraph-rsid="002004b6"/>
    </style:style>
    <style:style style:name="P9" style:family="paragraph" style:parent-style-name="Standard">
      <style:paragraph-properties fo:margin-left="0cm" fo:margin-right="0cm" fo:margin-top="0cm" fo:margin-bottom="0cm" loext:contextual-spacing="false" style:line-height-at-least="0.714cm" fo:text-align="center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ff0000" style:text-line-through-style="none" style:text-line-through-type="none" style:font-name="Ubuntu" fo:font-size="14pt" fo:letter-spacing="normal" fo:font-style="normal" style:text-underline-style="none" fo:font-weight="normal" style:text-blinking="false" style:font-size-asian="14pt" style:font-size-complex="14pt" loext:padding="0cm" loext:border="none"/>
    </style:style>
    <style:style style:name="T2" style:family="text">
      <style:text-properties fo:font-variant="normal" fo:text-transform="none" fo:color="#ff0000" style:text-line-through-style="none" style:text-line-through-type="none" style:font-name="Ubuntu" fo:font-size="14pt" fo:letter-spacing="normal" fo:font-style="normal" style:text-underline-style="none" fo:font-weight="bold" officeooo:rsid="001c651d" style:text-blinking="false" style:font-size-asian="14pt" style:font-weight-asian="bold" style:font-size-complex="14pt" style:font-weight-complex="bold" loext:padding="0cm" loext:border="none"/>
    </style:style>
    <style:style style:name="T3" style:family="text">
      <style:text-properties fo:font-variant="normal" fo:text-transform="none" fo:color="#555555" fo:letter-spacing="normal" fo:font-style="normal" fo:font-weight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officeooo:rsid="001c651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e3b02"/>
    </style:style>
    <style:style style:name="T9" style:family="text">
      <style:text-properties style:font-name="Liberation Serif" fo:font-size="12pt" officeooo:rsid="0021b834" style:font-size-asian="12pt" style:font-size-complex="12pt"/>
    </style:style>
    <style:style style:name="T10" style:family="text">
      <style:text-properties style:font-name="Liberation Serif" fo:font-size="12pt" fo:font-weight="normal" officeooo:rsid="002004b6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21b834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232964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236564" style:font-size-asian="12pt" style:font-weight-asian="normal" style:font-size-complex="12pt" style:font-weight-complex="normal"/>
    </style:style>
    <style:style style:name="T14" style:family="text">
      <style:text-properties officeooo:rsid="002004b6"/>
    </style:style>
    <style:style style:name="T15" style:family="text">
      <style:text-properties officeooo:rsid="00232964"/>
    </style:style>
    <style:style style:name="T16" style:family="text">
      <style:text-properties officeooo:rsid="002365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<text:span text:style-name="T2">Entrevista em profundidade</text:span></text:span></text:p>
      <text:p text:style-name="P3"><text:span text:style-name="T4">1. Defin</text:span><text:span text:style-name="T5">ir </text:span><text:span text:style-name="T4">o problema de pesquisa</text:span></text:p>
      <text:p text:style-name="P2">O problema a ser <text:span text:style-name="T14">estudado é a dificuldade em encontrar </text:span><text:span text:style-name="T16">os </text:span><text:span text:style-name="T14">materiais de estudo, no Sigaa. <text:s/></text:span><text:span text:style-name="T16">Muitas vezes os materiais de estudo ficam mal distribuídos no sistema, alguns até no meio de atividades para ser entregues e outras vezes no fórum.</text:span></text:p>
      <text:p text:style-name="P2"><text:span text:style-name="T3"/></text:p>
      <text:p text:style-name="P1">2. Escolha seus participantes</text:p>
      <text:p text:style-name="P2">Serão selecionados alunos de todos os campus do IFSudeste - MG para participar da pesquisa, <text:span text:style-name="T8">sendo necessário uma quantidade de no mínimo 100 alunos a 300 alunos por Campus.</text:span></text:p>
      <text:p text:style-name="P1"/>
      <text:p text:style-name="P1">3. <text:span text:style-name="T14">Roteiro</text:span></text:p>
      <text:p text:style-name="P8"><text:span text:style-name="T10">O </text:span><text:span text:style-name="T11">questionário </text:span><text:span text:style-name="T10">deverá </text:span><text:span text:style-name="T11">ter </text:span><text:span text:style-name="T10">perguntas </text:span><text:span text:style-name="T12">simples e de forma clara para que facilite o entendimento do entrevistado.</text:span><text:span text:style-name="T11"> A entrevista deve ter um tempo mínimo de duração, para que os entrevistados não respondam de qualquer </text:span><text:span text:style-name="T13">maneira</text:span><text:span text:style-name="T11">. O entrevistador tem que tentar absorver o máximo de informação do entrevistado. </text:span><text:span text:style-name="T12">A entrevista deverá ser gravada, onde o entrevistado vai assinar um termo de autorização.</text:span><text:span text:style-name="T11"> </text:span></text:p>
      <text:p text:style-name="P4"><text:span text:style-name="T9"/></text:p>
      <text:p text:style-name="P2"><text:span text:style-name="T6">4. Perguntas a serem aplicada</text:span>s</text:p>
      <text:p text:style-name="P6">Você tem alguma dificuldade em encontrar o<text:span text:style-name="T15">s materiais de estudo </text:span><text:span text:style-name="T16">no Sigaa</text:span>?</text:p>
      <text:p text:style-name="P5">Você já deixou de fazer alguma atividade por não achar o material no Sigaa?</text:p>
      <text:p text:style-name="P5">Qual sua opinião em relação como é colocado os materiais de estudo no Sigaa?</text:p>
      <text:p text:style-name="P5">Na sua opinião deveria ter uma padronização de como deve ser colocado os materias de estudos no sistema?</text:p>
      <text:p text:style-name="P7"><text:span text:style-name="T15">Qual é o seu grau de satisfação com o Sigaa?</text:span></text:p>
      <text:p text:style-name="P7">Você vê outra dificuldade no Sigaa?</text:p>
      <text:p text:style-name="P7"/>
      <text:p text:style-name="P6"/>
      <text:p text:style-name="P6"/>
      <text:p text:style-name="P6"/>
      <text:p text:style-name="P6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, sans-serif"/>
    <style:font-face style:name="roboto1" svg:font-family="roboto"/>
    <style:font-face style:name="roboto slab" svg:font-family="'roboto slab'"/>
    <style:font-face style:name="roboto" svg:font-family="roboto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5:50:37.975398405</meta:creation-date>
    <dc:date>2020-11-09T17:06:16.106384714</dc:date>
    <meta:editing-duration>PT23M2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225" meta:character-count="1337" meta:non-whitespace-character-count="1123"/>
  </office:meta>
</office:document-meta>
</file>